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18251*"/>
    </style:style>
    <style:style style:name="Table1.B" style:family="table-column">
      <style:table-column-properties style:column-width="1.704cm" style:rel-column-width="5876*"/>
    </style:style>
    <style:style style:name="Table1.C" style:family="table-column">
      <style:table-column-properties style:column-width="1cm" style:rel-column-width="3449*"/>
    </style:style>
    <style:style style:name="Table1.D" style:family="table-column">
      <style:table-column-properties style:column-width="1.004cm" style:rel-column-width="3461*"/>
    </style:style>
    <style:style style:name="Table1.N" style:family="table-column">
      <style:table-column-properties style:column-width="1.002cm" style:rel-column-width="3457*"/>
    </style:style>
    <style:style style:name="Table1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1.C1" style:family="table-cell">
      <style:table-cell-properties fo:padding="0.049cm" fo:border="0.05pt solid #cccccc" style:writing-mode="page"/>
    </style:style>
    <style:style style:name="Table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1.B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1.N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3" style:family="table-row">
      <style:table-row-properties fo:background-color="#eeeeee">
        <style:background-image/>
      </style:table-row-properties>
    </style:style>
    <style:style style:name="Table1.N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8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9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1.N10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" style:family="table">
      <style:table-properties style:width="19.001cm" table:align="margins" style:may-break-between-rows="false"/>
    </style:style>
    <style:style style:name="Table2.A" style:family="table-column">
      <style:table-column-properties style:column-width="4.6cm" style:rel-column-width="15866*"/>
    </style:style>
    <style:style style:name="Table2.B" style:family="table-column">
      <style:table-column-properties style:column-width="2.397cm" style:rel-column-width="8267*"/>
    </style:style>
    <style:style style:name="Table2.C" style:family="table-column">
      <style:table-column-properties style:column-width="2.401cm" style:rel-column-width="8280*"/>
    </style:style>
    <style:style style:name="Table2.G" style:family="table-column">
      <style:table-column-properties style:column-width="2.401cm" style:rel-column-width="8282*"/>
    </style:style>
    <style:style style:name="Table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le2.G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le2.2" style:family="table-row">
      <style:table-row-properties fo:background-color="#eeeeee">
        <style:background-image/>
      </style:table-row-properties>
    </style:style>
    <style:style style:name="Table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le2.E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4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5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le2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B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C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D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E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F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le2.G6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" style:family="table">
      <style:table-properties style:width="19.001cm" table:align="margins"/>
    </style:style>
    <style:style style:name="reward.A" style:family="table-column">
      <style:table-column-properties style:column-width="4.101cm" style:rel-column-width="2325*"/>
    </style:style>
    <style:style style:name="reward.B" style:family="table-column">
      <style:table-column-properties style:column-width="14.9cm" style:rel-column-width="8447*"/>
    </style:style>
    <style:style style:name="reward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reward.B1" style:family="table-cell">
      <style:table-cell-properties fo:padding="0.049cm" fo:border="0.05pt solid #cccccc" style:writing-mode="page"/>
    </style:style>
    <style:style style:name="reward.2" style:family="table-row">
      <style:table-row-properties fo:background-color="#eeeeee">
        <style:background-image/>
      </style:table-row-properties>
    </style:style>
    <style:style style:name="reward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reward.B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reward.A8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79e10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5" style:family="paragraph" style:parent-style-name="Table_20_Contents">
      <style:paragraph-properties fo:margin-left="0cm" fo:margin-right="0cm" fo:margin-top="0cm" fo:margin-bottom="0.101cm" loext:contextual-spacing="false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6" style:family="paragraph" style:parent-style-name="Standard" style:list-style-name="L1"/>
    <style:style style:name="P7" style:family="paragraph" style:parent-style-name="Table_20_Contents">
      <style:text-properties fo:color="#464453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2" style:family="paragraph" style:parent-style-name="Table_20_Contents" style:list-style-name="L4">
      <style:paragraph-properties fo:margin-top="0cm" fo:margin-bottom="0.101cm" loext:contextual-spacing="false" fo:text-align="start" style:justify-single-word="false" fo:hyphenation-ladder-count="no-limit"/>
      <style:text-properties fo:hyphenate="true" fo:hyphenation-remain-char-count="2" fo:hyphenation-push-char-count="2"/>
    </style:style>
    <style:style style:name="P13" style:family="paragraph" style:parent-style-name="Table_20_Contents" style:list-style-name="L5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4" style:family="paragraph" style:parent-style-name="Table_20_Contents" style:list-style-name="L6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5" style:family="paragraph" style:parent-style-name="Table_20_Contents" style:list-style-name="L7">
      <style:paragraph-properties fo:margin-top="0cm" fo:margin-bottom="0.101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P16" style:family="paragraph" style:parent-style-name="Heading_20_2">
      <style:paragraph-properties fo:break-before="page"/>
    </style:style>
    <style:style style:name="T1" style:family="text">
      <style:text-properties officeooo:rsid="001af19d"/>
    </style:style>
    <style:style style:name="T2" style:family="text">
      <style:text-properties officeooo:rsid="00226d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kills and rewards</text:h>
      <text:h text:style-name="Heading_20_2" text:outline-level="2">Exploration Skills</text:h>
      <text:list xml:id="list1824606530" text:style-name="L1">
        <text:list-item>
          <text:p text:style-name="P6">Sophie</text:p>
          <text:list>
            <text:list-item>
              <text:p text:style-name="P6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6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6">Calcifer</text:p>
          <text:list>
            <text:list-item>
              <text:p text:style-name="P6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6">Calcifer uses the pressure in the armor, thanks to special joints given to him by King Beuron, to shoot pieces at a great distance as a cannon.</text:p>
            </text:list-item>
            <text:list-item>
              <text:p text:style-name="P6">When they are in the dark, it is always possible to ask Calcifer to shed light.</text:p>
            </text:list-item>
          </text:list>
        </text:list-item>
        <text:list-item>
          <text:p text:style-name="P6">Heen is able to use his brute force to destroy specific walls.</text:p>
        </text:list-item>
        <text:list-item>
          <text:p text:style-name="P6">Markl manages to infiltrate the narrowest spaces, opening the way for the group.</text:p>
        </text:list-item>
        <text:list-item>
          <text:p text:style-name="P6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9"/>
        <table:table-column table:style-name="Table1.N"/>
        <table:table-header-rows>
          <table:table-row>
            <table:table-cell table:style-name="Table1.A1" table:number-columns-spanned="2" office:value-type="string">
              <text:p text:style-name="Table_20_Heading"/>
            </table:table-cell>
            <table:covered-table-cell/>
            <table:table-cell table:style-name="Table1.C1" table:number-columns-spanned="12" office:value-type="string">
              <text:p text:style-name="Table_20_Heading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Heading">Character</text:p>
          </table:table-cell>
          <table:table-cell table:style-name="Table1.B2" office:value-type="string">
            <text:p text:style-name="Table_20_Heading">Skill</text:p>
          </table:table-cell>
          <table:table-cell table:style-name="Table1.A2" office:value-type="string">
            <text:p text:style-name="Table_20_Heading">1</text:p>
          </table:table-cell>
          <table:table-cell table:style-name="Table1.A2" office:value-type="string">
            <text:p text:style-name="Table_20_Heading">2</text:p>
          </table:table-cell>
          <table:table-cell table:style-name="Table1.A2" office:value-type="string">
            <text:p text:style-name="Table_20_Heading">3</text:p>
          </table:table-cell>
          <table:table-cell table:style-name="Table1.A2" office:value-type="string">
            <text:p text:style-name="Table_20_Heading">4</text:p>
          </table:table-cell>
          <table:table-cell table:style-name="Table1.A2" office:value-type="string">
            <text:p text:style-name="Table_20_Heading">5</text:p>
          </table:table-cell>
          <table:table-cell table:style-name="Table1.A2" office:value-type="string">
            <text:p text:style-name="Table_20_Heading">6</text:p>
          </table:table-cell>
          <table:table-cell table:style-name="Table1.A2" office:value-type="string">
            <text:p text:style-name="Table_20_Heading">7</text:p>
          </table:table-cell>
          <table:table-cell table:style-name="Table1.A2" office:value-type="string">
            <text:p text:style-name="Table_20_Heading">8</text:p>
          </table:table-cell>
          <table:table-cell table:style-name="Table1.A2" office:value-type="string">
            <text:p text:style-name="Table_20_Heading">9</text:p>
          </table:table-cell>
          <table:table-cell table:style-name="Table1.A2" office:value-type="string">
            <text:p text:style-name="Table_20_Heading">10</text:p>
          </table:table-cell>
          <table:table-cell table:style-name="Table1.A2" office:value-type="string">
            <text:p text:style-name="Table_20_Heading">11</text:p>
          </table:table-cell>
          <table:table-cell table:style-name="Table1.N10" office:value-type="string">
            <text:p text:style-name="Table_20_Heading">12</text:p>
          </table:table-cell>
        </table:table-row>
        <table:table-row table:style-name="Table1.3">
          <table:table-cell table:style-name="Table1.A2" office:value-type="string">
            <text:p text:style-name="P1">Sophie</text:p>
          </table:table-cell>
          <table:table-cell table:style-name="Table1.A2" office:value-type="string">
            <text:p text:style-name="P1">1.1</text:p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ophie</text:p>
          </table:table-cell>
          <table:table-cell table:style-name="Table1.A2" office:value-type="string">
            <text:p text:style-name="P1">1.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Calcifer</text:p>
          </table:table-cell>
          <table:table-cell table:style-name="Table1.A2" office:value-type="string">
            <text:p text:style-name="P1">2.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Heen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">Markl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The Witch of the Waste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✓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N10" office:value-type="string">
            <text:p text:style-name="P2"/>
          </table:table-cell>
        </table:table-row>
      </table:table>
      <text:p text:style-name="P3"/>
      <text:h text:style-name="P16"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use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characters’ combat skills can only be used in combat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header-rows>
          <table:table-row>
            <table:table-cell table:style-name="Table2.A1" office:value-type="string">
              <text:p text:style-name="Table_20_Heading">Character</text:p>
            </table:table-cell>
            <table:table-cell table:style-name="Table2.A1" office:value-type="string">
              <text:p text:style-name="Table_20_Heading">Spells using books</text:p>
            </table:table-cell>
            <table:table-cell table:style-name="Table2.A1" office:value-type="string">
              <text:p text:style-name="Table_20_Heading">Spells by learning</text:p>
            </table:table-cell>
            <table:table-cell table:style-name="Table2.A1" office:value-type="string">
              <text:p text:style-name="Table_20_Heading">Physical combat</text:p>
            </table:table-cell>
            <table:table-cell table:style-name="Table2.A1" office:value-type="string">
              <text:p text:style-name="Table_20_Heading">White weapons</text:p>
            </table:table-cell>
            <table:table-cell table:style-name="Table2.A1" office:value-type="string">
              <text:p text:style-name="Table_20_Heading">Random effect spells</text:p>
            </table:table-cell>
            <table:table-cell table:style-name="Table2.G1" office:value-type="string">
              <text:p text:style-name="Table_20_Heading">Potions</text:p>
            </table:table-cell>
          </table:table-row>
        </table:table-header-rows>
        <table:table-row table:style-name="Table2.2">
          <table:table-cell table:style-name="Table2.A6" office:value-type="string">
            <text:p text:style-name="P1">Sophie</text:p>
          </table:table-cell>
          <table:table-cell table:style-name="Table2.B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>
          <table:table-cell table:style-name="Table2.A6" office:value-type="string">
            <text:p text:style-name="P1">Calcifer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 table:style-name="Table2.2">
          <table:table-cell table:style-name="Table2.A6" office:value-type="string">
            <text:p text:style-name="P1">Markl</text:p>
          </table:table-cell>
          <table:table-cell table:style-name="Table2.B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  <table:table-row>
          <table:table-cell table:style-name="Table2.A6" office:value-type="string">
            <text:p text:style-name="P1">The Witch of the Waste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G6" office:value-type="string">
            <text:p text:style-name="P2">✓</text:p>
          </table:table-cell>
        </table:table-row>
        <table:table-row table:style-name="Table2.2">
          <table:table-cell table:style-name="Table2.A6" office:value-type="string">
            <text:p text:style-name="P1">Heen</text:p>
          </table:table-cell>
          <table:table-cell table:style-name="Table2.B6" office:value-type="string">
            <text:p text:style-name="P2"/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>✓</text:p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>✓</text:p>
          </table:table-cell>
        </table:table-row>
      </table:table>
      <text:h text:style-name="P16" text:outline-level="2">Common Rewards</text:h>
      <text:p text:style-name="Standard">The common rewards are given to the player as exploration prizes or as a reward following a mission in the various levels. These are of different types: clothes, potions, weapons, object and money.</text:p>
      <text:p text:style-name="Standard">After a brief description the name of the item will be indicated (rarity, enhancement that it provides).</text:p>
      <table:table table:name="reward" table:style-name="reward">
        <table:table-column table:style-name="reward.A"/>
        <table:table-column table:style-name="reward.B"/>
        <table:table-header-rows>
          <table:table-row>
            <table:table-cell table:style-name="reward.A1" office:value-type="string">
              <text:p text:style-name="Table_20_Heading">Item</text:p>
            </table:table-cell>
            <table:table-cell table:style-name="reward.B1" office:value-type="string">
              <text:p text:style-name="Table_20_Heading">Description</text:p>
            </table:table-cell>
          </table:table-row>
        </table:table-header-rows>
        <table:table-row table:style-name="reward.2">
          <table:table-cell table:style-name="reward.A2" office:value-type="string">
            <text:p text:style-name="Table_20_Contents">Calcifer armor pieces</text:p>
          </table:table-cell>
          <table:table-cell table:style-name="reward.B2" office:value-type="string">
            <text:p text:style-name="P5">They are plates that reinforce the armor of Calcifer, going to increase the armature statistic. </text:p>
            <text:p text:style-name="P5"><text:bookmark text:name="tw-target-text"/>In particular, the pieces are:</text:p>
            <text:list xml:id="list625609628" text:style-name="L4">
              <text:list-item>
                <text:p text:style-name="P12"><text:span text:style-name="T1">S</text:span>tudded gloves (medium, high strength up and low armor up)</text:p>
              </text:list-item>
              <text:list-item>
                <text:p text:style-name="P12"><text:span text:style-name="T1">H</text:span>elmet plate (common, armor low up)</text:p>
              </text:list-item>
              <text:list-item>
                <text:p text:style-name="P12"><text:span text:style-name="T1">T</text:span>runk plate (rare, high up armor)</text:p>
              </text:list-item>
              <text:list-item>
                <text:p text:style-name="P12"><text:span text:style-name="T1">B</text:span>ack plate (common, armor low up)</text:p>
              </text:list-item>
              <text:list-item>
                <text:p text:style-name="P12"><text:span text:style-name="T1">S</text:span>houlder plate (uncommon, medium up armor)</text:p>
              </text:list-item>
              <text:list-item>
                <text:p text:style-name="P12"><text:span text:style-name="T1">B</text:span>oots (uncommon, medium armor up) 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Magic clothes</text:p>
          </table:table-cell>
          <table:table-cell table:style-name="reward.B2" office:value-type="string">
            <text:p text:style-name="Table_20_Contents">The magic clothes are wearable only by humans with magical skills (Sophie, Markl, WoW). They provide a fair light armor but a high increase of the magika.</text:p>
            <text:p text:style-name="Table_20_Contents">In detail they are:</text:p>
            <text:list xml:id="list2081297056" text:style-name="L2">
              <text:list-item>
                <text:p text:style-name="P9">Hood (common, low magika up, low armor up)</text:p>
              </text:list-item>
              <text:list-item>
                <text:p text:style-name="P9">Robe (uncommon, medium magika up, armor low up)</text:p>
              </text:list-item>
              <text:list-item>
                <text:p text:style-name="P9">Boots (rare, high magika up, low armor up, medium dexterity up) </text:p>
              </text:list-item>
            </text:list>
          </table:table-cell>
        </table:table-row>
        <table:table-row table:style-name="reward.2">
          <table:table-cell table:style-name="reward.A2" office:value-type="string">
            <text:p text:style-name="Table_20_Contents">Accessories</text:p>
          </table:table-cell>
          <table:table-cell table:style-name="reward.B2" office:value-type="string">
            <text:p text:style-name="Table_20_Contents">Accessories are small objects that provide upgrades in various statistics. Depending on the category to which they belong, you can wear multiple objects of the same type.</text:p>
            <text:p text:style-name="Table_20_Contents">There are necklaces and rings (wearable by Markl, Sophie and WoW) and stones to be set in the armor or in weapons (Calcifer, Heen).</text:p>
            <text:p text:style-name="Table_20_Contents">In particular:</text:p>
            <text:list xml:id="list3730417668" text:style-name="L3">
              <text:list-item>
                <text:p text:style-name="P10">Sophie and WoW necklace (rare, medium life point up and low magika up)</text:p>
              </text:list-item>
              <text:list-item>
                <text:p text:style-name="P10">Markl necklace (rare, medium life point up and medium dexterity up)</text:p>
              </text:list-item>
              <text:list-item>
                <text:p text:style-name="P10">Stone of the magika Calcifer (uncommon, magika medium up)</text:p>
              </text:list-item>
              <text:list-item>
                <text:p text:style-name="P10">Stone of Life Calcifer (rare, medium life point up)</text:p>
              </text:list-item>
              <text:list-item>
                <text:p text:style-name="P10">Stone of Life Heen (rare, medium life point up)</text:p>
              </text:list-item>
              <text:list-item>
                <text:p text:style-name="P10">Calcifer-Heen dexterity stone (common, medium dexterity up)</text:p>
              </text:list-item>
            </text:list>
          </table:table-cell>
        </table:table-row>
        <table:table-row>
          <table:table-cell table:style-name="reward.A2" office:value-type="string">
            <text:p text:style-name="Table_20_Contents">Alchemical items</text:p>
          </table:table-cell>
          <table:table-cell table:style-name="reward.B2" office:value-type="string">
            <text:p text:style-name="Table_20_Contents">Alchemist objects are used to create potions, they can be both plants and peers of animals. They are consumable and can be found both in nature and in city markets</text:p>
          </table:table-cell>
        </table:table-row>
        <table:table-row table:style-name="reward.2">
          <table:table-cell table:style-name="reward.A2" office:value-type="string">
            <text:p text:style-name="Table_20_Contents">Money</text:p>
          </table:table-cell>
          <table:table-cell table:style-name="reward.B2" office:value-type="string">
            <text:p text:style-name="Table_20_Contents">They are used to buy at the market.</text:p>
          </table:table-cell>
        </table:table-row>
        <table:table-row>
          <table:table-cell table:style-name="reward.A2" office:value-type="string">
            <text:p text:style-name="Table_20_Contents">Potions</text:p>
          </table:table-cell>
          <table:table-cell table:style-name="reward.B2" office:value-type="string">
            <text:p text:style-name="P4">Potions are consumable tools that have a different effect depending on the type. They can also be created by characters with mastery of alchemy.</text:p>
            <text:p text:style-name="P4">There are different types of potions:</text:p>
            <text:list xml:id="list840134619" text:style-name="L5">
              <text:list-item>
                <text:p text:style-name="P13">Life potion: recharge the missing life points.</text:p>
              </text:list-item>
              <text:list-item>
                <text:p text:style-name="P13">Regeneration potion: increases the regeneration of life points for tot seconds.</text:p>
              </text:list-item>
              <text:list-item>
                <text:p text:style-name="P13">Magika potion: increase the magic power for tot seconds.</text:p>
              </text:list-item>
              <text:list-item>
                <text:p text:style-name="P13">Potion of dexterity: increase dexterity for tot seconds.</text:p>
              </text:list-item>
              <text:list-item>
                <text:p text:style-name="P13">Potion of strength: increase strength for tot seconds.</text:p>
              </text:list-item>
            </text:list>
            <text:p text:style-name="P4"/>
          </table:table-cell>
        </table:table-row>
        <table:table-row table:style-name="reward.2">
          <table:table-cell table:style-name="reward.A8" office:value-type="string">
            <text:p text:style-name="Table_20_Contents">Heen weapons</text:p>
          </table:table-cell>
          <table:table-cell table:style-name="reward.B2" office:value-type="string">
            <text:p text:style-name="P4">Heen has the opportunity to receive weapons and pieces of armor that allow him to enhance his statistics.</text:p>
            <text:p text:style-name="P4"><text:soft-page-break/>The weapons are:</text:p>
            <text:list xml:id="list3890112126" text:style-name="L6">
              <text:list-item>
                <text:p text:style-name="P14"><text:span text:style-name="T2">C</text:span>lub (common, low strength up)</text:p>
              </text:list-item>
              <text:list-item>
                <text:p text:style-name="P14"><text:span text:style-name="T2">N</text:span>ailed bat (uncommon, medium strength up)</text:p>
              </text:list-item>
              <text:list-item>
                <text:p text:style-name="P14"><text:span text:style-name="T2">D</text:span>ouble-headed (rare, high strength up)</text:p>
              </text:list-item>
            </text:list>
            <text:p text:style-name="P4">The pieces of armor are:</text:p>
            <text:list xml:id="list4098791261" text:style-name="L7">
              <text:list-item>
                <text:p text:style-name="P15">Shoulder straps (common, low armor up)</text:p>
              </text:list-item>
              <text:list-item>
                <text:p text:style-name="P15">Wristbands (common, low armor up)</text:p>
              </text:list-item>
              <text:list-item>
                <text:p text:style-name="P15">Greave (uncommon, medium armor up)</text:p>
              </text:list-item>
              <text:list-item>
                <text:p text:style-name="P15">Shield (rare, high armor up)</text:p>
              </text:list-item>
            </text:list>
          </table:table-cell>
        </table:table-row>
      </table:table>
      <text:p text:style-name="Standard"/>
      <text:h text:style-name="P16"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5T11:03:43.346000000</dc:date>
    <meta:editing-duration>PT1H54M17S</meta:editing-duration>
    <meta:editing-cycles>72</meta:editing-cycles>
    <meta:generator>LibreOffice/6.1.2.1$Windows_X86_64 LibreOffice_project/65905a128db06ba48db947242809d14d3f9a93fe</meta:generator>
    <dc:creator>Michele Maione</dc:creator>
    <meta:document-statistic meta:table-count="4" meta:image-count="0" meta:object-count="0" meta:page-count="5" meta:paragraph-count="141" meta:word-count="964" meta:character-count="5289" meta:non-whitespace-character-count="4501"/>
    <meta:template xlink:type="simple" xlink:actuate="onRequest" xlink:title="" xlink:href="../MasterGameDesignDocument.odm" meta:date="2018-12-14T16:35:33.015000000"/>
  </office:meta>
</office:document-meta>
</file>